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gradient" draw:fill-gradient-name="Sky" draw:opacity="60%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00ccff" svg:stroke-opacity="60%" draw:fill="gradient" draw:fill-color="#990099" draw:fill-gradient-name="Sky" draw:textarea-vertical-align="middle"/>
    </style:style>
    <style:style style:name="gr3" style:family="graphic" style:parent-style-name="standard">
      <style:graphic-properties svg:stroke-color="#00ccff" draw:fill="gradient" draw:fill-gradient-name="Sky" draw:textarea-vertical-align="middle"/>
    </style:style>
    <style:style style:name="gr4" style:family="graphic" style:parent-style-name="standard">
      <style:graphic-properties svg:stroke-color="#000000" draw:fill-color="#ff3333" draw:textarea-vertical-align="middle"/>
    </style:style>
    <style:style style:name="gr5" style:family="graphic" style:parent-style-name="standard">
      <style:graphic-properties svg:stroke-color="#000000" draw:fill-color="#0000ff" draw:textarea-vertical-align="middle"/>
    </style:style>
    <style:style style:name="gr6" style:family="graphic" style:parent-style-name="standard">
      <style:graphic-properties svg:stroke-color="#000000" draw:fill-color="#ff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style:text-underline-style="solid" style:text-underline-width="auto" style:text-underline-color="font-color"/>
    </style:style>
    <style:style style:name="P4" style:family="paragraph">
      <style:paragraph-properties fo:text-align="start"/>
      <style:text-properties fo:color="#ffffff"/>
    </style:style>
    <style:style style:name="T1" style:family="text">
      <style:text-properties fo:color="#ffffff" style:text-underline-style="solid" style:text-underline-width="auto" style:text-underline-color="font-color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9cm" svg:height="9.7cm" svg:x="1cm" svg:y="1cm">
          <text:p/>
        </draw:rect>
        <draw:rect draw:style-name="gr2" draw:text-style-name="P3" draw:layer="layout" svg:width="5.7cm" svg:height="1.1cm" svg:x="1.8cm" svg:y="1.7cm">
          <text:p text:style-name="P2"><text:span text:style-name="T1">Impressum</text:span></text:p>
        </draw:rect>
        <draw:rect draw:style-name="gr3" draw:text-style-name="P3" draw:layer="layout" svg:width="5.7cm" svg:height="1.3cm" svg:x="1.8cm" svg:y="3.3cm">
          <text:p text:style-name="P2"><text:span text:style-name="T1">AGBs</text:span></text:p>
        </draw:rect>
        <draw:rect draw:style-name="gr3" draw:text-style-name="P3" draw:layer="layout" svg:width="5.6cm" svg:height="1.1cm" svg:x="1.9cm" svg:y="5.1cm">
          <text:p text:style-name="P2"><text:span text:style-name="T1">Datenschutz</text:span></text:p>
        </draw:rect>
        <draw:rect draw:style-name="gr3" draw:text-style-name="P3" draw:layer="layout" svg:width="5.9cm" svg:height="1cm" svg:x="1.8cm" svg:y="6.8cm">
          <text:p text:style-name="P2"><text:span text:style-name="T1">Widerrufsbelehrung</text:span></text:p>
        </draw:rect>
        <draw:rect draw:style-name="gr4" draw:text-style-name="P2" draw:layer="layout" svg:width="2.1cm" svg:height="2.1cm" svg:x="11.5cm" svg:y="2cm">
          <text:p text:style-name="P2"><text:span text:style-name="T2">YT</text:span></text:p>
        </draw:rect>
        <draw:rect draw:style-name="gr5" draw:text-style-name="P2" draw:layer="layout" svg:width="2cm" svg:height="2cm" svg:x="14cm" svg:y="2.1cm">
          <text:p text:style-name="P2"><text:span text:style-name="T2">FB</text:span></text:p>
        </draw:rect>
        <draw:rect draw:style-name="gr6" draw:text-style-name="P2" draw:layer="layout" svg:width="2cm" svg:height="2cm" svg:x="16.8cm" svg:y="2.1cm">
          <text:p text:style-name="P2"><text:span text:style-name="T2">INSTA</text:span></text:p>
        </draw:rect>
        <draw:rect draw:style-name="gr3" draw:text-style-name="P4" draw:layer="layout" svg:width="16cm" svg:height="1.4cm" svg:x="2.2cm" svg:y="8.7cm">
          <text:p text:style-name="P4"><text:span text:style-name="T2">DATUM(2026)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Purple_20_Pipe" draw:display-name="Purple Pipe" draw:style="axial" draw:start-color="#9933ff" draw:end-color="#9933ff" draw:start-intensity="100%" draw:end-intensity="20%" draw:angle="150" draw:border="0%"/>
    <draw:gradient draw:name="Sky" draw:style="linear" draw:start-color="#990099" draw:end-color="#3333ff" draw:start-intensity="100%" draw:end-intensity="100%" draw:angle="15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ine Leanza</meta:initial-creator>
    <meta:creation-date>2025-08-23T17:49:42.33</meta:creation-date>
    <dc:date>2025-08-23T18:03:29.68</dc:date>
    <dc:creator>Emine Leanza</dc:creator>
    <meta:editing-duration>PT13M47S</meta:editing-duration>
    <meta:editing-cycles>1</meta:editing-cycles>
    <meta:document-statistic meta:object-count="9"/>
    <meta:generator>OpenOffice/4.1.15$Win32 OpenOffice.org_project/4115m2$Build-9813</meta:generator>
  </office:meta>
</office:document-meta>
</file>